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4a804" officeooo:paragraph-rsid="0004a8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graph Test{1111-&gt;1111[label = A-1]; 1111-&gt;1111[label = A0]; 1111-&gt;1111[label = A-1];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30T13:59:08.572750343</dc:date>
    <meta:document-statistic meta:table-count="0" meta:image-count="0" meta:object-count="0" meta:page-count="1" meta:paragraph-count="1" meta:word-count="11" meta:character-count="88" meta:non-whitespace-character-count="78"/>
    <meta:generator>LibreOffice/4.2.4.2$Linux_X86_64 LibreOffice_project/420m0$Build-2</meta:generator>
  </office:meta>
</office:document-meta>
</file>